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ogres" style:family="table">
      <style:table-properties style:width="16.84cm" table:align="right" style:may-break-between-rows="true" table:border-model="collapsing"/>
    </style:style>
    <style:style style:name="progres.A" style:family="table-column">
      <style:table-column-properties style:column-width="8.378cm"/>
    </style:style>
    <style:style style:name="progres.B" style:family="table-column">
      <style:table-column-properties style:column-width="8.461cm"/>
    </style:style>
    <style:style style:name="progres.1" style:family="table-row">
      <style:table-row-properties fo:keep-together="auto"/>
    </style:style>
    <style:style style:name="prog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prog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rogres.A1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rogres.B1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" style:family="table">
      <style:table-properties style:width="16.84cm" table:align="right" style:may-break-between-rows="true" table:border-model="collapsing"/>
    </style:style>
    <style:style style:name="Tabela2.A" style:family="table-column">
      <style:table-column-properties style:column-width="16.8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eeeee" fo:padding="0cm" fo:border-left="none" fo:border-right="none" fo:border-top="0.75pt solid #000000" fo:border-bottom="0.75pt solid #999999" style:writing-mode="page">
        <style:background-image/>
      </style:table-cell-properties>
    </style:style>
    <style:style style:name="Tabela1" style:family="table">
      <style:table-properties style:width="16.84cm" table:align="right" style:may-break-between-rows="true" table:border-model="collapsing"/>
    </style:style>
    <style:style style:name="Tabela1.A" style:family="table-column">
      <style:table-column-properties style:column-width="8.378cm"/>
    </style:style>
    <style:style style:name="Tabela1.B" style:family="table-column">
      <style:table-column-properties style:column-width="8.46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A1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1.B1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214a7d" officeooo:paragraph-rsid="00214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214a7d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233448" officeooo:paragraph-rsid="00233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233448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officeooo:paragraph-rsid="0025a2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Heading_20_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9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b3d" officeooo:paragraph-rsid="001d3b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b3d" officeooo:paragraph-rsid="00249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b3d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b3d" officeooo:paragraph-rsid="002a0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1519" officeooo:paragraph-rsid="001f1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1519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1519" officeooo:paragraph-rsid="00266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1519" officeooo:paragraph-rsid="00249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9384" officeooo:paragraph-rsid="00209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9384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9384" officeooo:paragraph-rsid="00282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a27" officeooo:paragraph-rsid="0020ea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a27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4a7d" officeooo:paragraph-rsid="00214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4a7d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4a7d" officeooo:paragraph-rsid="002a0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3448" officeooo:paragraph-rsid="00233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3448" officeooo:paragraph-rsid="0025a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3448" officeooo:paragraph-rsid="0029e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e32e" officeooo:paragraph-rsid="0024e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8ddd" officeooo:paragraph-rsid="00278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20b3" officeooo:paragraph-rsid="002b8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3b3d" officeooo:paragraph-rsid="001d3b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3b3d" officeooo:paragraph-rsid="0025a2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style:text-properties officeooo:rsid="00214a7d" officeooo:paragraph-rsid="00214a7d"/>
    </style:style>
    <style:style style:name="P39" style:family="paragraph" style:parent-style-name="Standard">
      <style:text-properties officeooo:rsid="00214a7d" officeooo:paragraph-rsid="0025a216"/>
    </style:style>
    <style:style style:name="P40" style:family="paragraph" style:parent-style-name="Table_20_Contents">
      <style:paragraph-properties fo:text-align="start" style:justify-single-word="false"/>
      <style:text-properties officeooo:rsid="00214a7d" officeooo:paragraph-rsid="0024e32e"/>
    </style:style>
    <style:style style:name="P41" style:family="paragraph" style:parent-style-name="Standard">
      <style:text-properties officeooo:rsid="00214a7d" officeooo:paragraph-rsid="002a0354"/>
    </style:style>
    <style:style style:name="P42" style:family="paragraph" style:parent-style-name="Standard">
      <style:text-properties officeooo:paragraph-rsid="0025a216"/>
    </style:style>
    <style:style style:name="P43" style:family="paragraph" style:parent-style-name="Standard">
      <style:text-properties officeooo:rsid="0026676b" officeooo:paragraph-rsid="0026676b"/>
    </style:style>
    <style:style style:name="P44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2cc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026676b" officeooo:paragraph-rsid="0026676b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1d3b3d"/>
    </style:style>
    <style:style style:name="T3" style:family="text">
      <style:text-properties fo:font-variant="normal" fo:text-transform="none" fo:letter-spacing="normal" officeooo:rsid="0024e32e"/>
    </style:style>
    <style:style style:name="T4" style:family="text">
      <style:text-properties fo:font-variant="normal" fo:text-transform="none" fo:color="#2e2d2c" loext:opacity="100%" style:font-name="Inter" fo:font-size="12.75pt" fo:letter-spacing="normal" fo:font-style="normal" fo:font-weight="normal"/>
    </style:style>
    <style:style style:name="T5" style:family="text">
      <style:text-properties fo:font-variant="normal" fo:text-transform="none" fo:color="#2e2d2c" loext:opacity="100%" fo:letter-spacing="normal"/>
    </style:style>
    <style:style style:name="T6" style:family="text">
      <style:text-properties officeooo:rsid="001f1519"/>
    </style:style>
    <style:style style:name="T7" style:family="text">
      <style:text-properties officeooo:rsid="00214a7d"/>
    </style:style>
    <style:style style:name="T8" style:family="text">
      <style:text-properties officeooo:rsid="0024e32e"/>
    </style:style>
    <style:style style:name="T9" style:family="text">
      <style:text-properties officeooo:rsid="0025a216"/>
    </style:style>
    <style:style style:name="T10" style:family="text">
      <style:text-properties officeooo:rsid="00260644"/>
    </style:style>
    <style:style style:name="T11" style:family="text">
      <style:text-properties officeooo:rsid="0026676b"/>
    </style:style>
    <style:style style:name="T12" style:family="text">
      <style:text-properties officeooo:rsid="00278ddd"/>
    </style:style>
    <style:style style:name="T13" style:family="text">
      <style:text-properties officeooo:rsid="00282a95"/>
    </style:style>
    <style:style style:name="T14" style:family="text">
      <style:text-properties officeooo:rsid="0029e3cb"/>
    </style:style>
    <style:style style:name="T15" style:family="text">
      <style:text-properties officeooo:rsid="002b88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progres" table:style-name="progres" table:template-name="Elegant">
        <table:table-column table:style-name="progres.A"/>
        <table:table-column table:style-name="progres.B"/>
        <table:table-row table:style-name="progres.1">
          <table:table-cell table:style-name="progres.A1" office:value-type="string">
            <text:h text:style-name="P7" text:outline-level="3">załączniki</text:h>
          </table:table-cell>
          <table:table-cell table:style-name="progres.A1" office:value-type="string">
            <text:p text:style-name="P36">co zrobić??</text:p>
          </table:table-cell>
        </table:table-row>
        <table:table-row table:style-name="progres.1">
          <table:table-cell table:style-name="progres.A2" office:value-type="string">
            <text:h text:style-name="P3" text:outline-level="3">Uzyskać termin do składania wniosku</text:h>
          </table:table-cell>
          <table:table-cell table:style-name="progres.A2" office:value-type="string">
            <text:p text:style-name="P27">W dni robocze od 8 sprawdzać stronę</text:p>
          </table:table-cell>
        </table:table-row>
        <table:table-row table:style-name="progres.1">
          <table:table-cell table:style-name="progres.A2" office:value-type="string">
            <text:h text:style-name="P5" text:outline-level="3">Wydrukować wnioski </text:h>
          </table:table-cell>
          <table:table-cell table:style-name="progres.A2" office:value-type="string">
            <text:p text:style-name="P30">Poprawić wniosek na stronie</text:p>
          </table:table-cell>
        </table:table-row>
        <table:table-row table:style-name="progres.1">
          <table:table-cell table:style-name="progres.A2" office:value-type="string">
            <text:h text:style-name="P1" text:outline-level="3">Tytuł prawny do lokalu mieszkalnego</text:h>
          </table:table-cell>
          <table:table-cell table:style-name="progres.A2" office:value-type="string">
            <text:p text:style-name="P14">Xero umowy najmu</text:p>
          </table:table-cell>
        </table:table-row>
        <table:table-row table:style-name="progres.1">
          <table:table-cell table:style-name="progres.A2" office:value-type="string">
            <text:h text:style-name="P9" text:outline-level="3"><text:span text:style-name="T1">Opłata skarbowa 640 PL</text:span><text:span text:style-name="T2">N</text:span></text:h>
          </table:table-cell>
          <table:table-cell table:style-name="progres.A2" office:value-type="string">
            <text:p text:style-name="P14">Opłacić w banku, pobrać potwierdzenie</text:p>
          </table:table-cell>
        </table:table-row>
        <table:table-row table:style-name="progres.1">
          <table:table-cell table:style-name="progres.A2" office:value-type="string">
            <text:h text:style-name="P9" text:outline-level="3"><text:span text:style-name="T1">Oświadczenie </text:span><text:span text:style-name="T2">o </text:span><text:span text:style-name="T1">utrzymaniu</text:span></text:h>
          </table:table-cell>
          <table:table-cell table:style-name="progres.A2" office:value-type="string">
            <text:p text:style-name="P14">Wydrukować (xero), wypełnić</text:p>
          </table:table-cell>
        </table:table-row>
        <table:table-row table:style-name="progres.1">
          <table:table-cell table:style-name="progres.A2" table:number-rows-spanned="2" office:value-type="string">
            <text:h text:style-name="P9" text:outline-level="3"><text:span text:style-name="T1">Dokumenty potwierdzające posiadanie wymaganego 5-letniego </text:span><text:span text:style-name="T2">pobytu</text:span></text:h>
          </table:table-cell>
          <table:table-cell table:style-name="progres.A2" office:value-type="string">
            <text:p text:style-name="P14">Xero wizy, karta pobytu</text:p>
          </table:table-cell>
        </table:table-row>
        <table:table-row table:style-name="progres.1">
          <table:covered-table-cell table:style-name="progres.A2"/>
          <table:table-cell table:style-name="progres.A2" office:value-type="string">
            <text:p text:style-name="P18">Rozpisanie wszystkich podróży</text:p>
          </table:table-cell>
        </table:table-row>
        <table:table-row table:style-name="progres.1">
          <table:table-cell table:style-name="progres.A2" table:number-rows-spanned="4" office:value-type="string">
            <text:h text:style-name="P1" text:outline-level="3">Dokument potwierdzający źródło dochodu</text:h>
            <text:p text:style-name="P12"/>
          </table:table-cell>
          <table:table-cell table:style-name="progres.A2" office:value-type="string">
            <text:p text:style-name="P14">Xero świadectw</text:p>
          </table:table-cell>
        </table:table-row>
        <table:table-row table:style-name="progres.1">
          <table:covered-table-cell table:style-name="progres.A2"/>
          <table:table-cell table:style-name="progres.A2" office:value-type="string">
            <text:p text:style-name="P14">1.03 nowa umowa + xero</text:p>
          </table:table-cell>
        </table:table-row>
        <table:table-row table:style-name="progres.1">
          <table:covered-table-cell table:style-name="progres.A2"/>
          <table:table-cell table:style-name="progres.A2" office:value-type="string">
            <text:p text:style-name="P14">15.02 pit <text:span text:style-name="T6">2023</text:span> + xero</text:p>
          </table:table-cell>
        </table:table-row>
        <table:table-row table:style-name="progres.1">
          <table:covered-table-cell table:style-name="progres.A2"/>
          <table:table-cell table:style-name="progres.A2" office:value-type="string">
            <text:p text:style-name="P18">Zaświadczenie z us o osiągniętych dochodach/ <text:span text:style-name="T8">druk/xero</text:span></text:p>
          </table:table-cell>
        </table:table-row>
        <table:table-row table:style-name="progres.1">
          <table:table-cell table:style-name="progres.A2" office:value-type="string">
            <text:h text:style-name="P1" text:outline-level="3">Ważny dokument podróży (2 kserokopie + oryginał do wglądu)</text:h>
            <text:p text:style-name="P12"/>
          </table:table-cell>
          <table:table-cell table:style-name="progres.A2" office:value-type="string">
            <text:p text:style-name="P22">Xero karta pobytu + paszport x2</text:p>
          </table:table-cell>
        </table:table-row>
        <table:table-row table:style-name="progres.1">
          <table:table-cell table:style-name="progres.A2" office:value-type="string">
            <text:h text:style-name="P1" text:outline-level="3">4 fotogramie 35x45mm</text:h>
            <text:p text:style-name="P12"/>
          </table:table-cell>
          <table:table-cell table:style-name="progres.A2" office:value-type="string">
            <text:p text:style-name="P27">mam</text:p>
          </table:table-cell>
        </table:table-row>
        <table:table-row table:style-name="progres.1">
          <table:table-cell table:style-name="progres.A2" office:value-type="string">
            <text:h text:style-name="P1" text:outline-level="3">Dokumenty potwierdzające znajomość języka polskiego</text:h>
          </table:table-cell>
          <table:table-cell table:style-name="progres.A2" office:value-type="string">
            <text:p text:style-name="P22">Dyplom + suplement xero</text:p>
          </table:table-cell>
        </table:table-row>
        <table:table-row table:style-name="progres.1">
          <table:table-cell table:style-name="progres.A2" office:value-type="string">
            <text:h text:style-name="P1" text:outline-level="3">Zaświadczenie ZUS o odprowadzonych składach za okres ostatnich 3 lat</text:h>
          </table:table-cell>
          <table:table-cell table:style-name="progres.A2" office:value-type="string">
            <text:p text:style-name="P25">Czekam na odpowiedź zus, odebrać w placówce, zapytać o rca</text:p>
          </table:table-cell>
        </table:table-row>
        <table:table-row table:style-name="progres.1">
          <table:table-cell table:style-name="progres.A2" table:number-rows-spanned="2" office:value-type="string">
            <text:p text:style-name="P12"><text:line-break/><text:span text:style-name="T1">Dokument potwierdzający posiadanie ubezpieczenia zdrowotnego</text:span> </text:p>
          </table:table-cell>
          <table:table-cell table:style-name="progres.A2" office:value-type="string">
            <text:p text:style-name="P18">Z<text:span text:style-name="T7">US RCA</text:span> za okres 3 miesięcy wraz z potwierdzeniem wysłania do ZUS </text:p>
          </table:table-cell>
        </table:table-row>
        <table:table-row table:style-name="progres.1">
          <table:covered-table-cell table:style-name="progres.A2"/>
          <table:table-cell table:style-name="progres.A2" office:value-type="string">
            <text:p text:style-name="P22">Polisa ubezpieczenia</text:p>
          </table:table-cell>
        </table:table-row>
        <table:table-row table:style-name="progres.1">
          <table:table-cell table:style-name="progres.A19" office:value-type="string">
            <text:p text:style-name="P12"/>
          </table:table-cell>
          <table:table-cell table:style-name="progres.B19">
            <text:p text:style-name="P22"/>
          </table:table-cell>
        </table:table-row>
      </table:table>
      <text:p text:style-name="Standard"/>
      <text:p text:style-name="Standard"/>
      <text:p text:style-name="P38">Plan 0<text:span text:style-name="T14">2</text:span>.02 </text:p>
      <text:p text:style-name="P41"/>
      <table:table table:name="Tabela2" table:style-name="Tabela2" table:template-name="Elegant">
        <table:table-column table:style-name="Tabela2.A"/>
        <table:table-row table:style-name="Tabela2.1">
          <table:table-cell table:style-name="Tabela2.A1" office:value-type="string">
            <text:p text:style-name="P29">W dni robocze od 8 sprawdzać stronę</text:p>
          </table:table-cell>
        </table:table-row>
      </table:table>
      <text:p text:style-name="P17">Xero umowy najmu</text:p>
      <text:p text:style-name="P13"><text:span text:style-name="T2">Xero wizy, karta pobytu </text:span><text:span text:style-name="T3">x3</text:span><text:span text:style-name="T2">, </text:span><text:span text:style-name="T3">paszport x2</text:span></text:p>
      <text:p text:style-name="P15">Xero świadectw <text:span text:style-name="T13">pracy</text:span></text:p>
      <text:p text:style-name="P33">xero umów</text:p>
      <text:p text:style-name="P24">xero <text:span text:style-name="T13">d</text:span>yplom + suplement </text:p>
      <text:p text:style-name="P32">Poprawić wniosek na stronie, <text:span text:style-name="T9">wydruk</text:span></text:p>
      <text:p text:style-name="P35">wy<text:span text:style-name="T15">druk</text:span> wniosek o osobach na utrzymaniu</text:p>
      <text:p text:style-name="P35">wypełnić wniosek o osobach na utrzymaniu</text:p>
      <text:p text:style-name="P40"/>
      <text:p text:style-name="P21"/>
      <text:p text:style-name="P21"/>
      <text:p text:style-name="P21"/>
      <text:p text:style-name="P21"><text:soft-page-break/></text:p>
      <text:p text:style-name="P38"/>
      <text:p text:style-name="P38"/>
      <text:p text:style-name="P38"/>
      <text:p text:style-name="P38"/>
      <text:p text:style-name="P39"/>
      <table:table table:name="Tabela1" table:style-name="Tabela1" table:template-name="Elegant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8" text:outline-level="3">załączniki</text:h>
          </table:table-cell>
          <table:table-cell table:style-name="Tabela1.A1" office:value-type="string">
            <text:p text:style-name="P37">co zrobić??</text:p>
          </table:table-cell>
        </table:table-row>
        <table:table-row table:style-name="Tabela1.1">
          <table:table-cell table:style-name="Tabela1.A2" office:value-type="string">
            <text:h text:style-name="P4" text:outline-level="3">Uzyskać termin do składania wniosku</text:h>
          </table:table-cell>
          <table:table-cell table:style-name="Tabela1.A2" office:value-type="string">
            <text:p text:style-name="P28"/>
          </table:table-cell>
        </table:table-row>
        <table:table-row table:style-name="Tabela1.1">
          <table:table-cell table:style-name="Tabela1.A2" office:value-type="string">
            <text:h text:style-name="P6" text:outline-level="3">Wydrukować wnioski </text:h>
          </table:table-cell>
          <table:table-cell table:style-name="Tabela1.A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h text:style-name="P2" text:outline-level="3">Tytuł prawny do lokalu mieszkalnego</text:h>
          </table:table-cell>
          <table:table-cell table:style-name="Tabela1.A2" office:value-type="string">
            <text:p text:style-name="P16"/>
          </table:table-cell>
        </table:table-row>
        <table:table-row table:style-name="Tabela1.1">
          <table:table-cell table:style-name="Tabela1.A2" office:value-type="string">
            <text:h text:style-name="P10" text:outline-level="3"><text:span text:style-name="T1">Opłata skarbowa 640 PL</text:span><text:span text:style-name="T2">N</text:span></text:h>
          </table:table-cell>
          <table:table-cell table:style-name="Tabela1.A2" office:value-type="string">
            <text:p text:style-name="P16">Opłacić w banku, pobrać potwierdzenie</text:p>
          </table:table-cell>
        </table:table-row>
        <table:table-row table:style-name="Tabela1.1">
          <table:table-cell table:style-name="Tabela1.A2" office:value-type="string">
            <text:h text:style-name="P10" text:outline-level="3"><text:span text:style-name="T1">Oświadczenie </text:span><text:span text:style-name="T2">o </text:span><text:span text:style-name="T1">utrzymaniu</text:span></text:h>
          </table:table-cell>
          <table:table-cell table:style-name="Tabela1.A2" office:value-type="string">
            <text:p text:style-name="P16"/>
          </table:table-cell>
        </table:table-row>
        <table:table-row table:style-name="Tabela1.1">
          <table:table-cell table:style-name="Tabela1.A2" table:number-rows-spanned="2" office:value-type="string">
            <text:h text:style-name="P10" text:outline-level="3"><text:span text:style-name="T1">Dokumenty potwierdzające posiadanie wymaganego 5-letniego </text:span><text:span text:style-name="T2">pobytu</text:span></text:h>
          </table:table-cell>
          <table:table-cell table:style-name="Tabela1.A2" office:value-type="string">
            <text:p text:style-name="P16"/>
          </table:table-cell>
        </table:table-row>
        <table:table-row table:style-name="Tabela1.1">
          <table:covered-table-cell table:style-name="Tabela1.A2"/>
          <table:table-cell table:style-name="Tabela1.A2" office:value-type="string">
            <text:p text:style-name="P19"/>
          </table:table-cell>
        </table:table-row>
        <table:table-row table:style-name="Tabela1.1">
          <table:table-cell table:style-name="Tabela1.A2" table:number-rows-spanned="4" office:value-type="string">
            <text:h text:style-name="P2" text:outline-level="3">Dokument potwierdzający źródło dochodu</text:h>
            <text:p text:style-name="P11"/>
          </table:table-cell>
          <table:table-cell table:style-name="Tabela1.A2" office:value-type="string">
            <text:p text:style-name="P16"/>
          </table:table-cell>
        </table:table-row>
        <table:table-row table:style-name="Tabela1.1">
          <table:covered-table-cell table:style-name="Tabela1.A2"/>
          <table:table-cell table:style-name="Tabela1.A2" office:value-type="string">
            <text:p text:style-name="P16">1.03 nowa umowa + xero</text:p>
          </table:table-cell>
        </table:table-row>
        <table:table-row table:style-name="Tabela1.1">
          <table:covered-table-cell table:style-name="Tabela1.A2"/>
          <table:table-cell table:style-name="Tabela1.A2" office:value-type="string">
            <text:p text:style-name="P16">15.02 pit <text:span text:style-name="T6">2023</text:span> + <text:span text:style-name="T9">nowe zaświadczenie o dochodach za 2023 + xero</text:span></text:p>
          </table:table-cell>
        </table:table-row>
        <table:table-row table:style-name="Tabela1.1">
          <table:covered-table-cell table:style-name="Tabela1.A2"/>
          <table:table-cell table:style-name="Tabela1.A2" office:value-type="string">
            <text:p text:style-name="P19">Zaświadczenie z us o osiągniętych dochodach/ <text:span text:style-name="T8">druk/xero </text:span><text:span text:style-name="T10">(czekam na odpowiedź US)</text:span></text:p>
          </table:table-cell>
        </table:table-row>
        <table:table-row table:style-name="Tabela1.1">
          <table:table-cell table:style-name="Tabela1.A2" office:value-type="string">
            <text:h text:style-name="P2" text:outline-level="3">Ważny dokument podróży (2 kserokopie + oryginał do wglądu)</text:h>
            <text:p text:style-name="P11"/>
          </table:table-cell>
          <table:table-cell table:style-name="Tabela1.A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h text:style-name="P2" text:outline-level="3">4 fotogramie 35x45mm</text:h>
            <text:p text:style-name="P11"/>
          </table:table-cell>
          <table:table-cell table:style-name="Tabela1.A2" office:value-type="string">
            <text:p text:style-name="P28"/>
          </table:table-cell>
        </table:table-row>
        <table:table-row table:style-name="Tabela1.1">
          <table:table-cell table:style-name="Tabela1.A2" office:value-type="string">
            <text:h text:style-name="P2" text:outline-level="3">Dokumenty potwierdzające znajomość języka polskiego</text:h>
          </table:table-cell>
          <table:table-cell table:style-name="Tabela1.A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h text:style-name="P2" text:outline-level="3">Zaświadczenie ZUS o odprowadzonych składach za okres ostatnich 3 lat</text:h>
          </table:table-cell>
          <table:table-cell table:style-name="Tabela1.A2" office:value-type="string">
            <text:p text:style-name="P26">Czekam na odpowiedź zus, odebrać w placówce, zapytać o rca</text:p>
          </table:table-cell>
        </table:table-row>
        <table:table-row table:style-name="Tabela1.1">
          <table:table-cell table:style-name="Tabela1.A2" table:number-rows-spanned="2" office:value-type="string">
            <text:p text:style-name="P11"><text:line-break/><text:span text:style-name="T1">Dokument potwierdzający posiadanie ubezpieczenia zdrowotnego</text:span> </text:p>
          </table:table-cell>
          <table:table-cell table:style-name="Tabela1.A2" office:value-type="string">
            <text:p text:style-name="P19">Z<text:span text:style-name="T7">US RCA</text:span> za okres 3 miesięcy wraz z potwierdzeniem wysłania do ZUS </text:p>
          </table:table-cell>
        </table:table-row>
        <table:table-row table:style-name="Tabela1.1">
          <table:covered-table-cell table:style-name="Tabela1.A2"/>
          <table:table-cell table:style-name="Tabela1.A2" office:value-type="string">
            <text:p text:style-name="P23">Polisa ubezpieczenia</text:p>
          </table:table-cell>
        </table:table-row>
        <table:table-row table:style-name="Tabela1.1">
          <table:table-cell table:style-name="Tabela1.A19" office:value-type="string">
            <text:p text:style-name="P11"/>
          </table:table-cell>
          <table:table-cell table:style-name="Tabela1.B19">
            <text:p text:style-name="P23"/>
          </table:table-cell>
        </table:table-row>
      </table:table>
      <text:p text:style-name="P42"/>
      <text:p text:style-name="P42"/>
      <text:p text:style-name="P42"/>
      <text:p text:style-name="P43">Czekam : </text:p>
      <text:p text:style-name="P43">@ terminy podróży od SG</text:p>
      <text:p text:style-name="P20">Zaświadczeni<text:span text:style-name="T11">a</text:span> z us <text:span text:style-name="T12">(do 7 dni)</text:span></text:p>
      <text:p text:style-name="P34">Zaświadczenie z ZUS (do 7 dni), zapytanie o ZUS RCA</text:p>
      <text:p text:style-name="P43">15.02 nowy PIT + nowe zaświadczenie o dochodach za 2023 (<text:span text:style-name="T12">do </text:span>7 dni)</text:p>
      <text:p text:style-name="P43">01.03 nowa umowa o pracę</text:p>
      <text:p text:style-name="P43"><text:soft-page-break/></text:p>
      <text:p text:style-name="P43"><text:span text:style-name="T5">– </text:span><text:span text:style-name="T4">uprawnienie do korzystania ze świadczeń opieki zdrowotnej np. w Zakładzie Ubezpieczeń Społecznych – ZUS (potwierdzenie zgłoszenia do ZUS wraz z potwierdzeniem odprowadzania składek)</text:span></text:p>
      <text:p text:style-name="P43"/>
      <text:p text:style-name="P43"><text:span text:style-name="T5">– </text:span><text:span text:style-name="T4">deklaracja ZUS RCA za ostatni miesiąc</text:span></text:p>
      <text:p text:style-name="P43"/>
      <text:h text:style-name="P44" text:outline-level="3">Zaświadczenie ZUS o odprowadzonych składach za okres ostatnich 3 lat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22:05:19.474000000</dc:date>
    <meta:editing-duration>PT5H44M6S</meta:editing-duration>
    <meta:editing-cycles>23</meta:editing-cycles>
    <meta:generator>LibreOffice/7.4.4.2$Windows_X86_64 LibreOffice_project/85569322deea74ec9134968a29af2df5663baa21</meta:generator>
    <meta:document-statistic meta:table-count="3" meta:image-count="0" meta:object-count="0" meta:page-count="3" meta:paragraph-count="71" meta:word-count="392" meta:character-count="2647" meta:non-whitespace-character-count="2312"/>
  </office:meta>
</office:document-meta>
</file>